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4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5" style:family="paragraph" style:parent-style-name="Table_20_Contents">
      <style:paragraph-properties fo:text-align="start" style:justify-single-word="false"/>
      <style:text-properties fo:font-size="14pt" style:text-underline-style="none" style:font-size-asian="14pt" style:font-size-complex="14pt"/>
    </style:style>
    <style:style style:name="P6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San Bernardino Valley College</text:p>
      <text:p text:style-name="P2">ICC</text:p>
      <text:p text:style-name="P2">Club Report form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3">Club:</text:p>
            <text:p text:style-name="P4">Name: Computer Science and Computer Engineering </text:p>
          </table:table-cell>
        </table:table-row>
        <table:table-row>
          <table:table-cell table:style-name="Table1.A2" office:value-type="string">
            <text:p text:style-name="P3">Meeting Information:</text:p>
            <text:p text:style-name="P5">Date: Every Thursday</text:p>
            <text:p text:style-name="P5"/>
            <text:p text:style-name="P5">Time: 1:00 PM</text:p>
            <text:p text:style-name="P5"/>
            <text:p text:style-name="P5">Location: PL 06</text:p>
          </table:table-cell>
        </table:table-row>
        <table:table-row>
          <table:table-cell table:style-name="Table1.A2" office:value-type="string">
            <text:p text:style-name="P3">Upcoming Events:</text:p>
            <text:p text:style-name="P5">1. <text:s text:c="34"/>NO Report</text:p>
            <text:p text:style-name="P5"/>
            <text:p text:style-name="P5">2.</text:p>
            <text:p text:style-name="P5"/>
            <text:p text:style-name="P5">3.</text:p>
          </table:table-cell>
        </table:table-row>
        <table:table-row>
          <table:table-cell table:style-name="Table1.A2" office:value-type="string">
            <text:p text:style-name="P3">Past Events</text:p>
            <text:p text:style-name="P5">1. <text:s text:c="32"/>NO Report</text:p>
            <text:p text:style-name="P5"/>
            <text:p text:style-name="P5">2. </text:p>
            <text:p text:style-name="P5"/>
            <text:p text:style-name="P5">3. </text:p>
          </table:table-cell>
        </table:table-row>
        <table:table-row>
          <table:table-cell table:style-name="Table1.A2" office:value-type="string">
            <text:p text:style-name="P3">Special Events:</text:p>
            <text:p text:style-name="P5">1. <text:s text:c="31"/>NO Report</text:p>
            <text:p text:style-name="P5"/>
            <text:p text:style-name="P5">2. 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evin </meta:initial-creator>
    <meta:creation-date>2012-02-16T17:10:11</meta:creation-date>
    <dc:date>2012-10-17T15:13:29</dc:date>
    <meta:editing-duration>PT00H35M10S</meta:editing-duration>
    <meta:editing-cycles>10</meta:editing-cycles>
    <meta:generator>OpenOffice.org/3.2$Unix OpenOffice.org_project/320m12$Build-9483</meta:generator>
    <dc:creator>kevin </dc:creator>
    <meta:document-statistic meta:table-count="1" meta:image-count="0" meta:object-count="0" meta:page-count="1" meta:paragraph-count="20" meta:word-count="46" meta:character-count="357"/>
  </office:meta>
</office:document-meta>
</file>